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552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2.137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3.2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775cm"/>
    </style:style>
    <style:style style:name="gr14" style:family="graphic" style:parent-style-name="standard">
      <style:graphic-properties draw:stroke="none" svg:stroke-color="#000000" draw:fill="none" draw:fill-color="#ffffff" fo:min-height="4.441cm"/>
    </style:style>
    <style:style style:name="gr15" style:family="graphic" style:parent-style-name="standard">
      <style:graphic-properties draw:stroke="none" svg:stroke-color="#000000" draw:fill="none" draw:fill-color="#ffffff" fo:min-height="0.479cm"/>
    </style:style>
    <style:style style:name="gr16" style:family="graphic" style:parent-style-name="standard">
      <style:graphic-properties draw:stroke="none" svg:stroke-color="#000000" draw:fill="none" draw:fill-color="#ffffff" fo:min-height="2.45cm"/>
    </style:style>
    <style:style style:name="gr17" style:family="graphic" style:parent-style-name="standard">
      <style:graphic-properties draw:stroke="none" svg:stroke-color="#000000" draw:fill="none" draw:fill-color="#ffffff" fo:min-height="0.476cm"/>
    </style:style>
    <style:style style:name="gr18" style:family="graphic" style:parent-style-name="standard">
      <style:graphic-properties draw:stroke="none" svg:stroke-color="#000000" draw:fill="none" draw:fill-color="#ffffff" fo:min-height="1.425cm"/>
    </style:style>
    <style:style style:name="gr19" style:family="graphic" style:parent-style-name="standard">
      <style:graphic-properties draw:stroke="none" svg:stroke-color="#000000" draw:fill="none" draw:fill-color="#ffffff" fo:min-height="0.55cm"/>
    </style:style>
    <style:style style:name="gr20" style:family="graphic" style:parent-style-name="standard">
      <style:graphic-properties draw:stroke="none" svg:stroke-color="#000000" draw:fill="none" draw:fill-color="#ffffff" fo:min-height="3.05cm"/>
    </style:style>
    <style:style style:name="gr21" style:family="graphic" style:parent-style-name="standard">
      <style:graphic-properties draw:stroke="none" svg:stroke-color="#000000" draw:fill="none" draw:fill-color="#ffffff" fo:min-height="1.15cm"/>
    </style:style>
    <style:style style:name="gr22" style:family="graphic" style:parent-style-name="standard">
      <style:graphic-properties draw:stroke="none" svg:stroke-color="#000000" draw:fill="none" draw:fill-color="#ffffff" fo:min-height="1.111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text-properties fo:color="#ff3333" fo:font-family="Arial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3333" fo:font-family="Arial" style:font-family-generic="swiss" style:font-pitch="variable"/>
    </style:style>
    <style:style style:name="P5" style:family="paragraph">
      <style:text-properties fo:color="#ff3333"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>
      <style:text-properties fo:color="#ff3333"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" style:family="paragraph">
      <style:text-properties fo:color="#ff3333" fo:font-size="14pt" style:text-underline-style="solid" style:text-underline-width="auto" style:text-underline-color="font-color" style:font-size-asian="14pt" style:font-size-complex="14pt"/>
    </style:style>
    <style:style style:name="P14" style:family="paragraph">
      <style:paragraph-properties fo:text-align="center"/>
      <style:text-properties fo:color="#ff3333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language="da" fo:country="DK"/>
    </style:style>
    <style:style style:name="T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color="#ff3333" fo:font-size="12pt" style:font-size-asian="12pt" style:font-size-complex="12pt"/>
    </style:style>
    <style:style style:name="T5" style:family="text">
      <style:text-properties fo:font-size="14pt" fo:language="ro" fo:country="RO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anguage="fr" fo:country="FR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4pt" fo:language="zu" fo:country="ZA" style:font-size-asian="14pt" style:font-size-complex="14pt"/>
    </style:style>
    <style:style style:name="T11" style:family="text">
      <style:text-properties fo:font-size="14pt" fo:language="fr" fo:country="FR" style:font-size-asian="14pt" style:font-size-complex="14pt"/>
    </style:style>
    <style:style style:name="T12" style:family="text">
      <style:text-properties fo:font-size="14pt" fo:language="hr" fo:country="HR" style:font-size-asian="14pt" style:font-size-complex="14pt"/>
    </style:style>
    <style:style style:name="T13" style:family="text">
      <style:text-properties fo:font-size="14pt" fo:language="eo" fo:country="none" style:font-size-asian="14pt" style:font-size-complex="14pt"/>
    </style:style>
    <style:style style:name="T14" style:family="text">
      <style:text-properties fo:language="et" fo:country="EE"/>
    </style:style>
    <style:style style:name="T15" style:family="text">
      <style:text-properties fo:font-size="14pt" fo:language="ca" fo:country="E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4.7cm" svg:height="1.3cm" svg:x="1.6cm" svg:y="1.5cm">
          <draw:text-box>
            <text:p><text:span text:style-name="T1">Doubly-linked list </text:span></text:p>
          </draw:text-box>
        </draw:frame>
        <draw:g>
          <draw:path draw:style-name="gr2" draw:text-style-name="P1" draw:layer="layout" svg:width="3.099cm" svg:height="1.199cm" svg:x="2cm" svg:y="4.4cm" svg:viewBox="0 0 3100 1200" svg:d="M0 1200v-1200h3100v1200zM2600 0v1200zM0 900h2600z">
            <text:p/>
          </draw:path>
          <draw:path draw:style-name="gr2" draw:text-style-name="P1" xml:id="id1" draw:id="id1" draw:layer="layout" svg:width="3.099cm" svg:height="1.199cm" svg:x="2cm" svg:y="4.4cm" svg:viewBox="0 0 3100 1200" svg:d="M0 1200v-1200h3100v1200zM2600 0v1200zM0 900h2600z">
            <text:p/>
          </draw:path>
          <draw:path draw:style-name="gr2" draw:text-style-name="P1" xml:id="id4" draw:id="id4" draw:layer="layout" svg:width="3.099cm" svg:height="1.199cm" svg:x="14.6cm" svg:y="4.4cm" svg:viewBox="0 0 3100 1200" svg:d="M0 1200v-1200h3100v1200zM2600 0v1200zM0 900h2600z">
            <text:p/>
          </draw:path>
          <draw:path draw:style-name="gr2" draw:text-style-name="P1" xml:id="id3" draw:id="id3" draw:layer="layout" svg:width="3.099cm" svg:height="1.199cm" svg:x="10.4cm" svg:y="4.4cm" svg:viewBox="0 0 3100 1200" svg:d="M0 1200v-1200h3100v1200zM2600 0v1200zM0 900h2600z">
            <text:p/>
          </draw:path>
          <draw:path draw:style-name="gr2" draw:text-style-name="P1" xml:id="id2" draw:id="id2" draw:layer="layout" svg:width="3.099cm" svg:height="1.199cm" svg:x="6.3cm" svg:y="4.4cm" svg:viewBox="0 0 3100 1200" svg:d="M0 1200v-1200h3100v1200zM2600 0v1200zM0 900h2600z">
            <text:p/>
          </draw:path>
          <draw:connector draw:style-name="gr3" draw:text-style-name="P1" draw:layer="layout" draw:type="lines" svg:x1="5.1cm" svg:y1="5cm" svg:x2="6.3cm" svg:y2="5cm" draw:start-shape="id1" draw:start-glue-point="1" draw:end-shape="id2" draw:end-glue-point="3" svg:d="M5100 5000h525 150 525">
            <text:p/>
          </draw:connector>
          <draw:connector draw:style-name="gr3" draw:text-style-name="P1" draw:layer="layout" draw:type="lines" svg:x1="9.4cm" svg:y1="5cm" svg:x2="10.4cm" svg:y2="5cm" draw:start-shape="id2" draw:start-glue-point="1" draw:end-shape="id3" draw:end-glue-point="3" svg:d="M9400 5000h525-50 525">
            <text:p/>
          </draw:connector>
          <draw:connector draw:style-name="gr3" draw:text-style-name="P1" draw:layer="layout" draw:type="lines" svg:x1="13.5cm" svg:y1="5cm" svg:x2="14.6cm" svg:y2="5cm" draw:start-shape="id3" draw:start-glue-point="1" draw:end-shape="id4" draw:end-glue-point="3" svg:d="M13500 5000h525 50 525">
            <text:p/>
          </draw:connector>
          <draw:connector draw:style-name="gr3" draw:text-style-name="P1" draw:layer="layout" draw:type="curve" svg:x1="7.85cm" svg:y1="5.6cm" svg:x2="3.55cm" svg:y2="5.6cm" draw:start-shape="id2" draw:start-glue-point="2" draw:end-shape="id1" draw:end-glue-point="2" svg:d="M7850 5600c0 787-4300 787-4300 0">
            <text:p/>
          </draw:connector>
          <draw:connector draw:style-name="gr3" draw:text-style-name="P1" draw:layer="layout" draw:type="curve" svg:x1="11.95cm" svg:y1="5.6cm" svg:x2="7.85cm" svg:y2="5.6cm" draw:start-shape="id3" draw:start-glue-point="2" draw:end-shape="id2" draw:end-glue-point="2" svg:d="M11950 5600c0 787-4100 787-4100 0">
            <text:p/>
          </draw:connector>
          <draw:connector draw:style-name="gr3" draw:text-style-name="P1" draw:layer="layout" draw:type="curve" svg:x1="16.15cm" svg:y1="5.6cm" svg:x2="11.95cm" svg:y2="5.6cm" draw:start-shape="id4" draw:start-glue-point="2" draw:end-shape="id3" svg:d="M16150 5600c0 787-4200 787-4200 0">
            <text:p/>
          </draw:connector>
          <draw:path draw:style-name="gr4" draw:text-style-name="P1" xml:id="id6" draw:id="id6" draw:layer="layout" svg:width="0.647cm" svg:height="0.223cm" svg:x="3.252cm" svg:y="6.676cm" svg:viewBox="0 0 648 224" svg:d="M0 0h648zM0 224h648z">
            <text:p/>
          </draw:path>
          <draw:path draw:style-name="gr4" draw:text-style-name="P1" xml:id="id5" draw:id="id5" draw:layer="layout" svg:width="0.2cm" svg:height="0.599cm" svg:x="18.899cm" svg:y="4.7cm" svg:viewBox="0 0 201 600" svg:d="M1 600l-1-600zM201 600l-1-600z">
            <text:p/>
          </draw:path>
          <draw:connector draw:style-name="gr3" draw:text-style-name="P1" draw:layer="layout" draw:type="curve" svg:x1="17.7cm" svg:y1="5cm" svg:x2="18.899cm" svg:y2="5cm" draw:start-shape="id4" draw:start-glue-point="1" draw:end-shape="id5" draw:end-glue-point="3" svg:d="M17700 5000h1199">
            <text:p/>
          </draw:connector>
          <draw:connector draw:style-name="gr3" draw:text-style-name="P1" draw:layer="layout" draw:type="line" svg:x1="3.55cm" svg:y1="5.6cm" svg:x2="3.576cm" svg:y2="6.676cm" draw:start-shape="id1" draw:start-glue-point="2" draw:end-shape="id6" draw:end-glue-point="0" svg:d="M3550 5600l26 1076">
            <text:p/>
          </draw:connector>
          <draw:frame draw:style-name="gr5" draw:text-style-name="P2" xml:id="id7" draw:id="id7" draw:layer="layout" svg:width="1.7cm" svg:height="0.9cm" svg:x="2.7cm" svg:y="2.8cm">
            <draw:text-box>
              <text:p><text:span text:style-name="T2">Head</text:span></text:p>
            </draw:text-box>
          </draw:frame>
          <draw:connector draw:style-name="gr3" draw:text-style-name="P1" draw:layer="layout" draw:type="line" svg:x1="3.55cm" svg:y1="3.7cm" svg:x2="3.55cm" svg:y2="4.4cm" draw:start-shape="id7" draw:start-glue-point="2" draw:end-shape="id1" draw:end-glue-point="0" svg:d="M3550 3700v700">
            <text:p/>
          </draw:connector>
          <draw:frame draw:style-name="gr6" draw:text-style-name="P2" xml:id="id8" draw:id="id8" draw:layer="layout" svg:width="2.1cm" svg:height="0.802cm" svg:x="15.1cm" svg:y="2.9cm">
            <draw:text-box>
              <text:p><text:span text:style-name="T2">Last</text:span></text:p>
            </draw:text-box>
          </draw:frame>
          <draw:connector draw:style-name="gr3" draw:text-style-name="P1" draw:layer="layout" draw:type="line" svg:x1="16.15cm" svg:y1="3.702cm" svg:x2="16.15cm" svg:y2="4.4cm" draw:start-shape="id8" draw:start-glue-point="2" draw:end-shape="id4" draw:end-glue-point="0" svg:d="M16150 3702v698">
            <text:p/>
          </draw:connector>
        </draw:g>
        <draw:path draw:style-name="gr2" draw:text-style-name="P1" draw:layer="layout" svg:width="3.099cm" svg:height="1.199cm" svg:x="1.4cm" svg:y="15.6cm" svg:viewBox="0 0 3100 1200" svg:d="M0 1200v-1200h3100v1200zM2600 0v1200zM0 900h2600z">
          <text:p/>
        </draw:path>
        <draw:path draw:style-name="gr2" draw:text-style-name="P1" xml:id="id9" draw:id="id9" draw:layer="layout" svg:width="3.099cm" svg:height="1.199cm" svg:x="1.4cm" svg:y="15.6cm" svg:viewBox="0 0 3100 1200" svg:d="M0 1200v-1200h3100v1200zM2600 0v1200zM0 900h2600z">
          <text:p/>
        </draw:path>
        <draw:path draw:style-name="gr2" draw:text-style-name="P1" xml:id="id12" draw:id="id12" draw:layer="layout" svg:width="3.099cm" svg:height="1.199cm" svg:x="14.3cm" svg:y="15.6cm" svg:viewBox="0 0 3100 1200" svg:d="M0 1200v-1200h3100v1200zM2600 0v1200zM0 900h2600z">
          <text:p/>
        </draw:path>
        <draw:path draw:style-name="gr2" draw:text-style-name="P1" xml:id="id11" draw:id="id11" draw:layer="layout" svg:width="3.099cm" svg:height="1.199cm" svg:x="9.8cm" svg:y="15.6cm" svg:viewBox="0 0 3100 1200" svg:d="M0 1200v-1200h3100v1200zM2600 0v1200zM0 900h2600z">
          <text:p/>
        </draw:path>
        <draw:path draw:style-name="gr2" draw:text-style-name="P1" xml:id="id10" draw:id="id10" draw:layer="layout" svg:width="3.099cm" svg:height="1.199cm" svg:x="5.7cm" svg:y="15.6cm" svg:viewBox="0 0 3100 1200" svg:d="M0 1200v-1200h3100v1200zM2600 0v1200zM0 900h2600z">
          <text:p/>
        </draw:path>
        <draw:connector draw:style-name="gr3" draw:text-style-name="P1" draw:layer="layout" draw:type="lines" svg:x1="4.5cm" svg:y1="16.2cm" svg:x2="5.7cm" svg:y2="16.2cm" draw:start-shape="id9" draw:start-glue-point="1" draw:end-shape="id10" draw:end-glue-point="3" svg:d="M4500 16200h525 150 525">
          <text:p/>
        </draw:connector>
        <draw:connector draw:style-name="gr3" draw:text-style-name="P1" draw:layer="layout" draw:type="lines" svg:x1="8.8cm" svg:y1="16.2cm" svg:x2="9.8cm" svg:y2="16.2cm" draw:start-shape="id10" draw:start-glue-point="1" draw:end-shape="id11" draw:end-glue-point="3" svg:d="M8800 16200h525-50 525">
          <text:p/>
        </draw:connector>
        <draw:connector draw:style-name="gr3" draw:text-style-name="P1" draw:layer="layout" draw:type="lines" svg:x1="12.9cm" svg:y1="16.2cm" svg:x2="14.3cm" svg:y2="16.2cm" draw:start-shape="id11" draw:start-glue-point="1" draw:end-shape="id12" draw:end-glue-point="3" svg:d="M12900 16200h525 350 525">
          <text:p/>
        </draw:connector>
        <draw:connector draw:style-name="gr3" draw:text-style-name="P1" draw:layer="layout" draw:type="curve" svg:x1="7.25cm" svg:y1="16.8cm" svg:x2="2.95cm" svg:y2="16.8cm" draw:start-shape="id10" draw:start-glue-point="2" draw:end-shape="id9" draw:end-glue-point="2" svg:d="M7250 16800c0 789-4300 789-4300 0">
          <text:p/>
        </draw:connector>
        <draw:connector draw:style-name="gr3" draw:text-style-name="P1" draw:layer="layout" draw:type="curve" svg:x1="11.35cm" svg:y1="16.8cm" svg:x2="7.25cm" svg:y2="16.8cm" draw:start-shape="id11" draw:start-glue-point="2" draw:end-shape="id10" draw:end-glue-point="2" svg:d="M11350 16800c0 789-4100 789-4100 0">
          <text:p/>
        </draw:connector>
        <draw:connector draw:style-name="gr3" draw:text-style-name="P1" draw:layer="layout" draw:type="curve" svg:x1="15.85cm" svg:y1="16.8cm" svg:x2="11.35cm" svg:y2="16.8cm" draw:start-shape="id12" draw:start-glue-point="2" draw:end-shape="id11" svg:d="M15850 16800c0 789-4500 789-4500 0">
          <text:p/>
        </draw:connector>
        <draw:path draw:style-name="gr4" draw:text-style-name="P1" xml:id="id14" draw:id="id14" draw:layer="layout" svg:width="0.647cm" svg:height="0.223cm" svg:x="2.652cm" svg:y="17.876cm" svg:viewBox="0 0 648 224" svg:d="M0 0h648zM0 224h648z">
          <text:p/>
        </draw:path>
        <draw:path draw:style-name="gr4" draw:text-style-name="P1" xml:id="id13" draw:id="id13" draw:layer="layout" svg:width="0.2cm" svg:height="0.599cm" svg:x="18.299cm" svg:y="15.9cm" svg:viewBox="0 0 201 600" svg:d="M1 600l-1-600zM201 600l-1-600z">
          <text:p/>
        </draw:path>
        <draw:connector draw:style-name="gr3" draw:text-style-name="P1" draw:layer="layout" draw:type="curve" svg:x1="17.4cm" svg:y1="16.2cm" svg:x2="18.299cm" svg:y2="16.2cm" draw:start-shape="id12" draw:start-glue-point="1" draw:end-shape="id13" draw:end-glue-point="3" svg:d="M17400 16200h899">
          <text:p/>
        </draw:connector>
        <draw:connector draw:style-name="gr3" draw:text-style-name="P1" draw:layer="layout" draw:type="line" svg:x1="2.95cm" svg:y1="16.8cm" svg:x2="2.976cm" svg:y2="17.876cm" draw:start-shape="id9" draw:start-glue-point="2" draw:end-shape="id14" draw:end-glue-point="0" svg:d="M2950 16800l26 1076">
          <text:p/>
        </draw:connector>
        <draw:frame draw:style-name="gr5" draw:text-style-name="P2" xml:id="id15" draw:id="id15" draw:layer="layout" svg:width="1.7cm" svg:height="0.9cm" svg:x="2.1cm" svg:y="14cm">
          <draw:text-box>
            <text:p><text:span text:style-name="T2">Head</text:span></text:p>
          </draw:text-box>
        </draw:frame>
        <draw:connector draw:style-name="gr3" draw:text-style-name="P1" draw:layer="layout" draw:type="line" svg:x1="2.95cm" svg:y1="14.9cm" svg:x2="2.95cm" svg:y2="15.6cm" draw:start-shape="id15" draw:start-glue-point="2" draw:end-shape="id9" draw:end-glue-point="0" svg:d="M2950 14900v700">
          <text:p/>
        </draw:connector>
        <draw:frame draw:style-name="gr6" draw:text-style-name="P2" xml:id="id16" draw:id="id16" draw:layer="layout" svg:width="2.1cm" svg:height="0.802cm" svg:x="11.3cm" svg:y="13.498cm">
          <draw:text-box>
            <text:p><text:span text:style-name="T2">Last</text:span></text:p>
          </draw:text-box>
        </draw:frame>
        <draw:frame draw:style-name="gr7" draw:layer="layout" svg:width="7.2cm" svg:height="0.963cm" svg:x="11.4cm" svg:y="6.8cm">
          <draw:text-box>
            <text:p><text:span text:style-name="T3">Swapped :Boolean</text:span></text:p>
          </draw:text-box>
        </draw:frame>
        <draw:frame draw:style-name="gr8" draw:layer="layout" svg:width="7.5cm" svg:height="2.387cm" svg:x="1.3cm" svg:y="10cm">
          <draw:text-box>
            <text:p><text:span text:style-name="T3">Insert</text:span></text:p>
            <text:p/>
            <text:p><text:span text:style-name="T3">1)If Swapped == False</text:span></text:p>
          </draw:text-box>
        </draw:frame>
        <draw:connector draw:style-name="gr3" draw:text-style-name="P1" draw:layer="layout" draw:type="line" svg:x1="12.35cm" svg:y1="14.3cm" svg:x2="11.35cm" svg:y2="15.6cm" draw:start-shape="id16" draw:start-glue-point="2" draw:end-shape="id11" svg:d="M12350 14300l-1000 1300">
          <text:p/>
        </draw:connector>
        <draw:connector draw:style-name="gr3" draw:text-style-name="P1" draw:layer="layout" draw:type="line" svg:x1="12.35cm" svg:y1="14.3cm" svg:x2="15.85cm" svg:y2="15.6cm" draw:start-shape="id16" draw:start-glue-point="2" draw:end-shape="id12" draw:end-glue-point="0" svg:d="M12350 14300l3500 1300">
          <text:p/>
        </draw:connector>
        <draw:frame draw:style-name="gr9" draw:text-style-name="P3" draw:layer="layout" svg:width="0.7cm" svg:height="0.725cm" svg:x="13.1cm" svg:y="16.275cm">
          <draw:text-box>
            <text:p><text:span text:style-name="T4">2</text:span></text:p>
          </draw:text-box>
        </draw:frame>
        <draw:frame draw:style-name="gr9" draw:text-style-name="P3" draw:layer="layout" svg:width="0.8cm" svg:height="0.725cm" svg:x="13.5cm" svg:y="17.575cm">
          <draw:text-box>
            <text:p><text:span text:style-name="T4">3</text:span></text:p>
          </draw:text-box>
        </draw:frame>
        <draw:frame draw:style-name="gr9" draw:text-style-name="P3" draw:layer="layout" svg:width="1cm" svg:height="0.725cm" svg:x="13cm" svg:y="13.9cm">
          <draw:text-box>
            <text:p><text:span text:style-name="T4">4</text:span></text:p>
          </draw:text-box>
        </draw:frame>
        <draw:path draw:style-name="gr10" draw:text-style-name="P4" draw:layer="layout" svg:width="0.798cm" svg:height="0.76cm" svg:x="11.6cm" svg:y="14.4cm" svg:viewBox="0 0 799 761" svg:d="M764 35l-687 726zM0 0l799 756z">
          <text:p/>
        </draw:path>
        <draw:frame draw:style-name="gr9" draw:text-style-name="P5" draw:layer="layout" svg:width="0.8cm" svg:height="0.725cm" svg:x="16.2cm" svg:y="17cm">
          <draw:text-box>
            <text:p><text:span text:style-name="T4">1</text:span></text:p>
          </draw:text-box>
        </draw:frame>
        <draw:frame draw:style-name="gr11" draw:text-style-name="P6" draw:layer="layout" svg:width="12.6cm" svg:height="3.5cm" svg:x="3.4cm" svg:y="18.9cm">
          <draw:text-box>
            <text:p><text:span text:style-name="T5">1)Allocate new cell</text:span></text:p>
            <text:p><text:span text:style-name="T6">2)Make Last cell pointer next point to new cell</text:span></text:p>
            <text:p><text:span text:style-name="T6">3)Make new cell pointer previous point to Last cell</text:span></text:p>
            <text:p><text:span text:style-name="T6">4)Make Last point to the new cell</text:span></text:p>
          </draw:text-box>
        </draw:frame>
      </draw:page>
      <draw:page draw:name="page2" draw:style-name="dp1" draw:master-page-name="Predeterminado">
        <draw:path draw:style-name="gr2" draw:text-style-name="P1" draw:layer="layout" svg:width="3.099cm" svg:height="1.199cm" svg:x="1.8cm" svg:y="6.9cm" svg:viewBox="0 0 3100 1200" svg:d="M0 1200v-1200h3100v1200zM2600 0v1200zM0 900h2600z">
          <text:p/>
        </draw:path>
        <draw:path draw:style-name="gr2" draw:text-style-name="P1" xml:id="id17" draw:id="id17" draw:layer="layout" svg:width="3.099cm" svg:height="1.199cm" svg:x="1.8cm" svg:y="6.9cm" svg:viewBox="0 0 3100 1200" svg:d="M0 1200v-1200h3100v1200zM2600 0v1200zM0 900h2600z">
          <text:p/>
        </draw:path>
        <draw:path draw:style-name="gr2" draw:text-style-name="P1" xml:id="id20" draw:id="id20" draw:layer="layout" svg:width="3.099cm" svg:height="1.199cm" svg:x="14.4cm" svg:y="6.9cm" svg:viewBox="0 0 3100 1200" svg:d="M0 1200v-1200h3100v1200zM2600 0v1200zM0 900h2600z">
          <text:p/>
        </draw:path>
        <draw:path draw:style-name="gr2" draw:text-style-name="P1" xml:id="id19" draw:id="id19" draw:layer="layout" svg:width="3.099cm" svg:height="1.199cm" svg:x="10.1cm" svg:y="6.9cm" svg:viewBox="0 0 3100 1200" svg:d="M0 1200v-1200h3100v1200zM2600 0v1200zM0 900h2600z">
          <text:p/>
        </draw:path>
        <draw:path draw:style-name="gr2" draw:text-style-name="P1" xml:id="id18" draw:id="id18" draw:layer="layout" svg:width="3.099cm" svg:height="1.199cm" svg:x="5.9cm" svg:y="5.2cm" svg:viewBox="0 0 3100 1200" svg:d="M0 1200v-1200h3100v1200zM2600 0v1200zM0 900h2600z">
          <text:p/>
        </draw:path>
        <draw:connector draw:style-name="gr3" draw:text-style-name="P1" draw:layer="layout" draw:type="lines" svg:x1="4.9cm" svg:y1="7.5cm" svg:x2="5.9cm" svg:y2="5.8cm" draw:start-shape="id17" draw:start-glue-point="1" draw:end-shape="id18" draw:end-glue-point="3" svg:d="M4900 7500h525l-50-1700h525">
          <text:p/>
        </draw:connector>
        <draw:connector draw:style-name="gr3" draw:text-style-name="P1" draw:layer="layout" draw:type="lines" svg:x1="9cm" svg:y1="5.8cm" svg:x2="10.1cm" svg:y2="7.5cm" draw:start-shape="id18" draw:start-glue-point="1" draw:end-shape="id19" draw:end-glue-point="3" svg:d="M9000 5800h525l50 1700h525">
          <text:p/>
        </draw:connector>
        <draw:connector draw:style-name="gr3" draw:text-style-name="P1" draw:layer="layout" draw:type="lines" svg:x1="13.2cm" svg:y1="7.5cm" svg:x2="14.4cm" svg:y2="7.5cm" draw:start-shape="id19" draw:start-glue-point="1" draw:end-shape="id20" draw:end-glue-point="3" svg:d="M13200 7500h525 150 525">
          <text:p/>
        </draw:connector>
        <draw:connector draw:style-name="gr3" draw:text-style-name="P1" draw:layer="layout" draw:type="curve" svg:x1="7.45cm" svg:y1="6.4cm" svg:x2="3.35cm" svg:y2="8.1cm" draw:start-shape="id18" draw:start-glue-point="2" draw:end-shape="id17" draw:end-glue-point="2" svg:d="M7450 6400c0 3337-4100 2487-4100 1700">
          <text:p/>
        </draw:connector>
        <draw:connector draw:style-name="gr3" draw:text-style-name="P1" draw:layer="layout" draw:type="curve" svg:x1="11.65cm" svg:y1="8.1cm" svg:x2="7.45cm" svg:y2="6.4cm" draw:start-shape="id19" draw:start-glue-point="2" draw:end-shape="id18" draw:end-glue-point="2" svg:d="M11650 8100c0 787-4200 1637-4200-1700">
          <text:p/>
        </draw:connector>
        <draw:connector draw:style-name="gr3" draw:text-style-name="P1" draw:layer="layout" draw:type="curve" svg:x1="15.95cm" svg:y1="8.1cm" svg:x2="11.65cm" svg:y2="8.1cm" draw:start-shape="id20" draw:start-glue-point="2" draw:end-shape="id19" svg:d="M15950 8100c0 787-4300 787-4300 0">
          <text:p/>
        </draw:connector>
        <draw:path draw:style-name="gr4" draw:text-style-name="P1" xml:id="id22" draw:id="id22" draw:layer="layout" svg:width="0.647cm" svg:height="0.223cm" svg:x="3.052cm" svg:y="9.176cm" svg:viewBox="0 0 648 224" svg:d="M0 0h648zM0 224h648z">
          <text:p/>
        </draw:path>
        <draw:path draw:style-name="gr4" draw:text-style-name="P1" xml:id="id21" draw:id="id21" draw:layer="layout" svg:width="0.2cm" svg:height="0.599cm" svg:x="18.699cm" svg:y="7.2cm" svg:viewBox="0 0 201 600" svg:d="M1 600l-1-600zM201 600l-1-600z">
          <text:p/>
        </draw:path>
        <draw:connector draw:style-name="gr3" draw:text-style-name="P1" draw:layer="layout" draw:type="curve" svg:x1="17.5cm" svg:y1="7.5cm" svg:x2="18.699cm" svg:y2="7.5cm" draw:start-shape="id20" draw:start-glue-point="1" draw:end-shape="id21" draw:end-glue-point="3" svg:d="M17500 7500h1199">
          <text:p/>
        </draw:connector>
        <draw:connector draw:style-name="gr3" draw:text-style-name="P1" draw:layer="layout" draw:type="line" svg:x1="3.35cm" svg:y1="8.1cm" svg:x2="3.376cm" svg:y2="9.176cm" draw:start-shape="id17" draw:start-glue-point="2" draw:end-shape="id22" draw:end-glue-point="0" svg:d="M3350 8100l26 1076">
          <text:p/>
        </draw:connector>
        <draw:frame draw:style-name="gr5" draw:text-style-name="P2" xml:id="id23" draw:id="id23" draw:layer="layout" svg:width="1.7cm" svg:height="0.9cm" svg:x="2.5cm" svg:y="4.5cm">
          <draw:text-box>
            <text:p><text:span text:style-name="T2">Head</text:span></text:p>
          </draw:text-box>
        </draw:frame>
        <draw:connector draw:style-name="gr3" draw:text-style-name="P1" draw:layer="layout" draw:type="line" svg:x1="3.35cm" svg:y1="5.4cm" svg:x2="3.35cm" svg:y2="6.9cm" draw:start-shape="id23" draw:start-glue-point="2" draw:end-shape="id17" draw:end-glue-point="0" svg:d="M3350 5400v1500">
          <text:p/>
        </draw:connector>
        <draw:frame draw:style-name="gr6" draw:text-style-name="P2" xml:id="id24" draw:id="id24" draw:layer="layout" svg:width="2.1cm" svg:height="0.802cm" svg:x="14.9cm" svg:y="5.4cm">
          <draw:text-box>
            <text:p><text:span text:style-name="T2">Last</text:span></text:p>
          </draw:text-box>
        </draw:frame>
        <draw:connector draw:style-name="gr3" draw:text-style-name="P1" draw:layer="layout" draw:type="line" svg:x1="15.95cm" svg:y1="6.202cm" svg:x2="15.95cm" svg:y2="6.9cm" draw:start-shape="id24" draw:start-glue-point="2" draw:end-shape="id20" draw:end-glue-point="0" svg:d="M15950 6202v698">
          <text:p/>
        </draw:connector>
        <draw:frame draw:style-name="gr12" draw:layer="layout" svg:width="7.8cm" svg:height="1.1cm" svg:x="1.7cm" svg:y="1.9cm">
          <draw:text-box>
            <text:p><text:span text:style-name="T3">2) If Swapped == <text:s/>true</text:span></text:p>
          </draw:text-box>
        </draw:frame>
        <draw:path draw:style-name="gr10" draw:text-style-name="P4" draw:layer="layout" svg:width="0.798cm" svg:height="0.76cm" svg:x="5.9cm" svg:y="7.239cm" svg:viewBox="0 0 799 761" svg:d="M764 35l-687 726zM0 0l799 756z">
          <text:p/>
        </draw:path>
        <draw:connector draw:style-name="gr3" draw:text-style-name="P1" draw:layer="layout" svg:x1="5.198cm" svg:y1="7.73cm" svg:x2="9.771cm" svg:y2="7.73cm" svg:d="M5198 7730h4573">
          <text:p/>
        </draw:connector>
        <draw:connector draw:style-name="gr3" draw:text-style-name="P1" draw:layer="layout" draw:type="curve" draw:line-skew="1.646cm" svg:x1="11.65cm" svg:y1="8.1cm" svg:x2="4.045cm" svg:y2="8.24cm" draw:start-shape="id19" draw:start-glue-point="2" svg:d="M11650 8100c0 3256-7605 3186-7605 140">
          <text:p/>
        </draw:connector>
        <draw:path draw:style-name="gr10" draw:text-style-name="P4" draw:layer="layout" svg:width="0.798cm" svg:height="0.76cm" svg:x="7.602cm" svg:y="10.1cm" svg:viewBox="0 0 799 761" svg:d="M764 35l-687 726zM0 0l799 756z">
          <text:p/>
        </draw:path>
        <draw:frame draw:style-name="gr13" draw:text-style-name="P5" draw:layer="layout" svg:width="0.8cm" svg:height="1.025cm" svg:x="6.4cm" svg:y="4.375cm">
          <draw:text-box>
            <text:p><text:span text:style-name="T4">1</text:span></text:p>
          </draw:text-box>
        </draw:frame>
        <draw:frame draw:style-name="gr9" draw:text-style-name="P5" draw:layer="layout" svg:width="0.8cm" svg:height="0.725cm" svg:x="10.4cm" svg:y="8.9cm">
          <draw:text-box>
            <text:p><text:span text:style-name="T4">3</text:span></text:p>
          </draw:text-box>
        </draw:frame>
        <draw:frame draw:style-name="gr9" draw:text-style-name="P5" draw:layer="layout" svg:width="0.8cm" svg:height="0.725cm" svg:x="5.4cm" svg:y="6.4cm">
          <draw:text-box>
            <text:p><text:span text:style-name="T4">3</text:span></text:p>
          </draw:text-box>
        </draw:frame>
        <draw:frame draw:style-name="gr9" draw:text-style-name="P5" draw:layer="layout" svg:width="0.8cm" svg:height="0.725cm" svg:x="6.2cm" svg:y="8.475cm">
          <draw:text-box>
            <text:p><text:span text:style-name="T4">2</text:span></text:p>
          </draw:text-box>
        </draw:frame>
        <draw:frame draw:style-name="gr9" draw:text-style-name="P5" draw:layer="layout" svg:width="0.8cm" svg:height="0.725cm" svg:x="9.6cm" svg:y="5.3cm">
          <draw:text-box>
            <text:p><text:span text:style-name="T4">2</text:span></text:p>
          </draw:text-box>
        </draw:frame>
        <draw:frame draw:style-name="gr14" draw:text-style-name="P6" draw:layer="layout" svg:width="12.6cm" svg:height="4.691cm" svg:x="1.6cm" svg:y="11.5cm">
          <draw:text-box>
            <text:p><text:span text:style-name="T5">1)Allocate new cell</text:span></text:p>
            <text:p><text:span text:style-name="T6">2)Make new cell next pointer point to the next pointer of head and new cell previous pointer point to head.</text:span></text:p>
            <text:p><text:span text:style-name="T6">3)Make new cell point to next pointer of head, and make next pointer of head point to new cell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8" draw:layer="layout" svg:width="8.1cm" svg:height="2.387cm" svg:x="1.8cm" svg:y="15.013cm">
          <draw:text-box>
            <text:p><text:span text:style-name="T8">Extract</text:span></text:p>
            <text:p><text:span text:style-name="T8"/></text:p>
            <text:p><text:span text:style-name="T3">1)If Swapped ==True</text:span></text:p>
          </draw:text-box>
        </draw:frame>
        <draw:path draw:style-name="gr2" draw:text-style-name="P1" draw:layer="layout" svg:width="3.099cm" svg:height="1.199cm" svg:x="1.7cm" svg:y="19.7cm" svg:viewBox="0 0 3100 1200" svg:d="M0 1200v-1200h3100v1200zM2600 0v1200zM0 900h2600z">
          <text:p/>
        </draw:path>
        <draw:path draw:style-name="gr2" draw:text-style-name="P1" xml:id="id25" draw:id="id25" draw:layer="layout" svg:width="3.099cm" svg:height="1.199cm" svg:x="1.7cm" svg:y="19.7cm" svg:viewBox="0 0 3100 1200" svg:d="M0 1200v-1200h3100v1200zM2600 0v1200zM0 900h2600z">
          <text:p/>
        </draw:path>
        <draw:path draw:style-name="gr2" draw:text-style-name="P1" xml:id="id28" draw:id="id28" draw:layer="layout" svg:width="3.099cm" svg:height="1.199cm" svg:x="14.3cm" svg:y="19.7cm" svg:viewBox="0 0 3100 1200" svg:d="M0 1200v-1200h3100v1200zM2600 0v1200zM0 900h2600z">
          <text:p/>
        </draw:path>
        <draw:path draw:style-name="gr2" draw:text-style-name="P1" xml:id="id27" draw:id="id27" draw:layer="layout" svg:width="3.099cm" svg:height="1.199cm" svg:x="10.1cm" svg:y="19.7cm" svg:viewBox="0 0 3100 1200" svg:d="M0 1200v-1200h3100v1200zM2600 0v1200zM0 900h2600z">
          <text:p/>
        </draw:path>
        <draw:path draw:style-name="gr2" draw:text-style-name="P1" xml:id="id26" draw:id="id26" draw:layer="layout" svg:width="3.099cm" svg:height="1.199cm" svg:x="5.9cm" svg:y="19.7cm" svg:viewBox="0 0 3100 1200" svg:d="M0 1200v-1200h3100v1200zM2600 0v1200zM0 900h2600z">
          <text:p/>
        </draw:path>
        <draw:connector draw:style-name="gr3" draw:text-style-name="P1" draw:layer="layout" draw:type="lines" svg:x1="4.8cm" svg:y1="20.3cm" svg:x2="5.9cm" svg:y2="20.3cm" draw:start-shape="id25" draw:start-glue-point="1" draw:end-shape="id26" draw:end-glue-point="3" svg:d="M4800 20300h525 50 525">
          <text:p/>
        </draw:connector>
        <draw:connector draw:style-name="gr3" draw:text-style-name="P1" draw:layer="layout" draw:type="lines" svg:x1="9cm" svg:y1="20.3cm" svg:x2="10.1cm" svg:y2="20.3cm" draw:start-shape="id26" draw:start-glue-point="1" draw:end-shape="id27" draw:end-glue-point="3" svg:d="M9000 20300h525 50 525">
          <text:p/>
        </draw:connector>
        <draw:connector draw:style-name="gr3" draw:text-style-name="P1" draw:layer="layout" draw:type="lines" svg:x1="13.2cm" svg:y1="20.3cm" svg:x2="14.3cm" svg:y2="20.3cm" draw:start-shape="id27" draw:start-glue-point="1" draw:end-shape="id28" draw:end-glue-point="3" svg:d="M13200 20300h525 50 525">
          <text:p/>
        </draw:connector>
        <draw:connector draw:style-name="gr3" draw:text-style-name="P1" draw:layer="layout" draw:type="curve" svg:x1="7.45cm" svg:y1="20.9cm" svg:x2="3.25cm" svg:y2="20.9cm" draw:start-shape="id26" draw:start-glue-point="2" draw:end-shape="id25" draw:end-glue-point="2" svg:d="M7450 20900c0 787-4200 787-4200 0">
          <text:p/>
        </draw:connector>
        <draw:connector draw:style-name="gr3" draw:text-style-name="P1" draw:layer="layout" draw:type="curve" svg:x1="11.65cm" svg:y1="20.9cm" svg:x2="7.45cm" svg:y2="20.9cm" draw:start-shape="id27" draw:start-glue-point="2" draw:end-shape="id26" draw:end-glue-point="2" svg:d="M11650 20900c0 787-4200 787-4200 0">
          <text:p/>
        </draw:connector>
        <draw:connector draw:style-name="gr3" draw:text-style-name="P1" draw:layer="layout" draw:type="curve" svg:x1="15.85cm" svg:y1="20.9cm" svg:x2="11.65cm" svg:y2="20.9cm" draw:start-shape="id28" draw:start-glue-point="2" draw:end-shape="id27" svg:d="M15850 20900c0 787-4200 787-4200 0">
          <text:p/>
        </draw:connector>
        <draw:path draw:style-name="gr4" draw:text-style-name="P1" xml:id="id30" draw:id="id30" draw:layer="layout" svg:width="0.647cm" svg:height="0.223cm" svg:x="2.952cm" svg:y="21.976cm" svg:viewBox="0 0 648 224" svg:d="M0 0h648zM0 224h648z">
          <text:p/>
        </draw:path>
        <draw:path draw:style-name="gr4" draw:text-style-name="P1" xml:id="id29" draw:id="id29" draw:layer="layout" svg:width="0.2cm" svg:height="0.599cm" svg:x="18.599cm" svg:y="20cm" svg:viewBox="0 0 201 600" svg:d="M1 600l-1-600zM201 600l-1-600z">
          <text:p/>
        </draw:path>
        <draw:connector draw:style-name="gr3" draw:text-style-name="P1" draw:layer="layout" draw:type="curve" svg:x1="17.4cm" svg:y1="20.3cm" svg:x2="18.599cm" svg:y2="20.3cm" draw:start-shape="id28" draw:start-glue-point="1" draw:end-shape="id29" draw:end-glue-point="3" svg:d="M17400 20300h1199">
          <text:p/>
        </draw:connector>
        <draw:connector draw:style-name="gr3" draw:text-style-name="P1" draw:layer="layout" draw:type="line" svg:x1="3.25cm" svg:y1="20.9cm" svg:x2="3.276cm" svg:y2="21.976cm" draw:start-shape="id25" draw:start-glue-point="2" draw:end-shape="id30" draw:end-glue-point="0" svg:d="M3250 20900l26 1076">
          <text:p/>
        </draw:connector>
        <draw:frame draw:style-name="gr5" draw:text-style-name="P2" xml:id="id31" draw:id="id31" draw:layer="layout" svg:width="1.7cm" svg:height="0.9cm" svg:x="3.9cm" svg:y="17.6cm">
          <draw:text-box>
            <text:p><text:span text:style-name="T2">Head</text:span></text:p>
          </draw:text-box>
        </draw:frame>
        <draw:connector draw:style-name="gr3" draw:text-style-name="P1" draw:layer="layout" draw:type="line" svg:x1="4.75cm" svg:y1="18.5cm" svg:x2="3.25cm" svg:y2="19.7cm" draw:start-shape="id31" draw:start-glue-point="2" draw:end-shape="id25" draw:end-glue-point="0" svg:d="M4750 18500l-1500 1200">
          <text:p/>
        </draw:connector>
        <draw:frame draw:style-name="gr6" draw:text-style-name="P2" xml:id="id32" draw:id="id32" draw:layer="layout" svg:width="2.1cm" svg:height="0.802cm" svg:x="14.8cm" svg:y="18.2cm">
          <draw:text-box>
            <text:p><text:span text:style-name="T2">Last</text:span></text:p>
          </draw:text-box>
        </draw:frame>
        <draw:connector draw:style-name="gr3" draw:text-style-name="P1" draw:layer="layout" draw:type="line" svg:x1="15.85cm" svg:y1="19.002cm" svg:x2="15.85cm" svg:y2="19.7cm" draw:start-shape="id32" draw:start-glue-point="2" draw:end-shape="id28" draw:end-glue-point="0" svg:d="M15850 19002v698">
          <text:p/>
        </draw:connector>
        <draw:path draw:style-name="gr4" draw:text-style-name="P1" xml:id="id33" draw:id="id33" draw:layer="layout" svg:width="0.647cm" svg:height="0.199cm" svg:x="7.1cm" svg:y="22cm" svg:viewBox="0 0 648 200" svg:d="M0 0h648zM0 200h648z">
          <text:p/>
        </draw:path>
        <draw:connector draw:style-name="gr3" draw:text-style-name="P1" draw:layer="layout" draw:type="lines" draw:line-skew="-0.425cm" svg:x1="7.45cm" svg:y1="20.9cm" svg:x2="7.424cm" svg:y2="22cm" draw:start-shape="id26" draw:start-glue-point="2" draw:end-shape="id33" draw:end-glue-point="0" svg:d="M7450 20900v100l-26 475v525">
          <text:p/>
        </draw:connector>
        <draw:path draw:style-name="gr10" draw:text-style-name="P4" draw:layer="layout" svg:width="0.798cm" svg:height="0.76cm" svg:x="3.8cm" svg:y="18.6cm" svg:viewBox="0 0 799 761" svg:d="M764 35l-687 726zM0 0l799 756z">
          <text:p/>
        </draw:path>
        <draw:connector draw:style-name="gr3" draw:text-style-name="P1" draw:layer="layout" draw:type="line" svg:x1="4.75cm" svg:y1="18.5cm" svg:x2="7.45cm" svg:y2="19.7cm" draw:start-shape="id31" draw:start-glue-point="2" draw:end-shape="id26" draw:end-glue-point="0" svg:d="M4750 18500l2700 1200">
          <text:p/>
        </draw:connector>
        <draw:path draw:style-name="gr10" draw:text-style-name="P4" draw:layer="layout" svg:width="2.099cm" svg:height="1.96cm" svg:x="2.4cm" svg:y="19.339cm" svg:viewBox="0 0 2100 1961" svg:d="M2008 90l-1806 1871zM0 0l2100 1948z">
          <text:p/>
        </draw:path>
        <draw:path draw:style-name="gr10" draw:text-style-name="P4" draw:layer="layout" svg:width="0.798cm" svg:height="0.76cm" svg:x="5.1cm" svg:y="21.2cm" svg:viewBox="0 0 799 761" svg:d="M764 35l-687 726zM0 0l799 756z">
          <text:p/>
        </draw:path>
        <draw:frame draw:style-name="gr15" draw:text-style-name="P7" xml:id="id34" draw:id="id34" draw:layer="layout" svg:width="1.3cm" svg:height="0.729cm" svg:x="1.9cm" svg:y="17.9cm">
          <draw:text-box>
            <text:p><text:span text:style-name="T9">Aux</text:span></text:p>
          </draw:text-box>
        </draw:frame>
        <draw:connector draw:style-name="gr3" draw:text-style-name="P1" draw:layer="layout" draw:type="line" svg:x1="2.55cm" svg:y1="18.629cm" svg:x2="3.25cm" svg:y2="19.7cm" draw:start-shape="id34" draw:start-glue-point="2" draw:end-shape="id25" draw:end-glue-point="0" svg:d="M2550 18629l700 1071">
          <text:p/>
        </draw:connector>
        <draw:frame draw:style-name="gr16" draw:text-style-name="P8" draw:layer="layout" svg:width="13.5cm" svg:height="2.7cm" svg:x="1.9cm" svg:y="22.9cm">
          <draw:text-box>
            <text:p><text:span text:style-name="T6">1- Create Aux pointer, pointing to Head.</text:span></text:p>
            <text:p><text:span text:style-name="T10">2- Change Head</text:span></text:p>
            <text:p><text:span text:style-name="T11">3- Make new first element previous pointer point to NULL</text:span></text:p>
            <text:p><text:span text:style-name="T12">4- Return Aux and dispose it.</text:span></text:p>
          </draw:text-box>
        </draw:frame>
        <draw:frame draw:style-name="gr17" draw:text-style-name="P9" draw:layer="layout" svg:width="0.6cm" svg:height="0.726cm" svg:x="1.7cm" svg:y="21.174cm">
          <draw:text-box>
            <text:p><text:span text:style-name="T4">4</text:span></text:p>
          </draw:text-box>
        </draw:frame>
        <draw:frame draw:style-name="gr9" draw:text-style-name="P9" draw:layer="layout" svg:width="0.6cm" svg:height="0.725cm" svg:x="6.004cm" svg:y="21.493cm">
          <draw:text-box>
            <text:p><text:span text:style-name="T4">3</text:span></text:p>
          </draw:text-box>
        </draw:frame>
        <draw:frame draw:style-name="gr9" draw:text-style-name="P9" draw:layer="layout" svg:width="0.6cm" svg:height="0.725cm" svg:x="5.2cm" svg:y="18.175cm">
          <draw:text-box>
            <text:p><text:span text:style-name="T4">2</text:span></text:p>
          </draw:text-box>
        </draw:frame>
        <draw:frame draw:style-name="gr9" draw:text-style-name="P9" draw:layer="layout" svg:width="0.6cm" svg:height="0.725cm" svg:x="2.9cm" svg:y="18cm">
          <draw:text-box>
            <text:p><text:span text:style-name="T4">1</text:span></text:p>
          </draw:text-box>
        </draw:frame>
      </draw:page>
      <draw:page draw:name="page3" draw:style-name="dp1" draw:master-page-name="Predeterminado">
        <draw:path draw:style-name="gr2" draw:text-style-name="P1" draw:layer="layout" svg:width="3.099cm" svg:height="1.199cm" svg:x="2cm" svg:y="5.4cm" svg:viewBox="0 0 3100 1200" svg:d="M0 1200v-1200h3100v1200zM2600 0v1200zM0 900h2600z">
          <text:p/>
        </draw:path>
        <draw:path draw:style-name="gr2" draw:text-style-name="P1" xml:id="id35" draw:id="id35" draw:layer="layout" svg:width="3.099cm" svg:height="1.199cm" svg:x="2cm" svg:y="5.4cm" svg:viewBox="0 0 3100 1200" svg:d="M0 1200v-1200h3100v1200zM2600 0v1200zM0 900h2600z">
          <text:p/>
        </draw:path>
        <draw:path draw:style-name="gr2" draw:text-style-name="P1" xml:id="id38" draw:id="id38" draw:layer="layout" svg:width="3.099cm" svg:height="1.199cm" svg:x="14.6cm" svg:y="5.4cm" svg:viewBox="0 0 3100 1200" svg:d="M0 1200v-1200h3100v1200zM2600 0v1200zM0 900h2600z">
          <text:p/>
        </draw:path>
        <draw:path draw:style-name="gr2" draw:text-style-name="P1" xml:id="id37" draw:id="id37" draw:layer="layout" svg:width="3.099cm" svg:height="1.199cm" svg:x="10.4cm" svg:y="5.4cm" svg:viewBox="0 0 3100 1200" svg:d="M0 1200v-1200h3100v1200zM2600 0v1200zM0 900h2600z">
          <text:p/>
        </draw:path>
        <draw:path draw:style-name="gr2" draw:text-style-name="P1" xml:id="id36" draw:id="id36" draw:layer="layout" svg:width="3.099cm" svg:height="1.199cm" svg:x="6.3cm" svg:y="5.4cm" svg:viewBox="0 0 3100 1200" svg:d="M0 1200v-1200h3100v1200zM2600 0v1200zM0 900h2600z">
          <text:p/>
        </draw:path>
        <draw:connector draw:style-name="gr3" draw:text-style-name="P1" draw:layer="layout" draw:type="lines" svg:x1="5.1cm" svg:y1="6cm" svg:x2="6.3cm" svg:y2="6cm" draw:start-shape="id35" draw:start-glue-point="1" draw:end-shape="id36" draw:end-glue-point="3" svg:d="M5100 6000h525 150 525">
          <text:p/>
        </draw:connector>
        <draw:connector draw:style-name="gr3" draw:text-style-name="P1" draw:layer="layout" draw:type="lines" svg:x1="9.4cm" svg:y1="6cm" svg:x2="10.4cm" svg:y2="6cm" draw:start-shape="id36" draw:start-glue-point="1" draw:end-shape="id37" draw:end-glue-point="3" svg:d="M9400 6000h525-50 525">
          <text:p/>
        </draw:connector>
        <draw:connector draw:style-name="gr3" draw:text-style-name="P1" draw:layer="layout" draw:type="lines" svg:x1="13.5cm" svg:y1="6cm" svg:x2="14.6cm" svg:y2="6cm" draw:start-shape="id37" draw:start-glue-point="1" draw:end-shape="id38" draw:end-glue-point="3" svg:d="M13500 6000h525 50 525">
          <text:p/>
        </draw:connector>
        <draw:connector draw:style-name="gr3" draw:text-style-name="P1" draw:layer="layout" draw:type="curve" svg:x1="7.85cm" svg:y1="6.6cm" svg:x2="3.55cm" svg:y2="6.6cm" draw:start-shape="id36" draw:start-glue-point="2" draw:end-shape="id35" draw:end-glue-point="2" svg:d="M7850 6600c0 787-4300 787-4300 0">
          <text:p/>
        </draw:connector>
        <draw:connector draw:style-name="gr3" draw:text-style-name="P1" draw:layer="layout" draw:type="curve" svg:x1="11.95cm" svg:y1="6.6cm" svg:x2="7.85cm" svg:y2="6.6cm" draw:start-shape="id37" draw:start-glue-point="2" draw:end-shape="id36" draw:end-glue-point="2" svg:d="M11950 6600c0 787-4100 787-4100 0">
          <text:p/>
        </draw:connector>
        <draw:connector draw:style-name="gr3" draw:text-style-name="P1" draw:layer="layout" draw:type="curve" svg:x1="16.15cm" svg:y1="6.6cm" svg:x2="11.95cm" svg:y2="6.6cm" draw:start-shape="id38" draw:start-glue-point="2" draw:end-shape="id37" svg:d="M16150 6600c0 787-4200 787-4200 0">
          <text:p/>
        </draw:connector>
        <draw:path draw:style-name="gr4" draw:text-style-name="P1" xml:id="id40" draw:id="id40" draw:layer="layout" svg:width="0.647cm" svg:height="0.223cm" svg:x="3.252cm" svg:y="7.676cm" svg:viewBox="0 0 648 224" svg:d="M0 0h648zM0 224h648z">
          <text:p/>
        </draw:path>
        <draw:path draw:style-name="gr4" draw:text-style-name="P1" xml:id="id39" draw:id="id39" draw:layer="layout" svg:width="0.2cm" svg:height="0.599cm" svg:x="18.899cm" svg:y="5.7cm" svg:viewBox="0 0 201 600" svg:d="M1 600l-1-600zM201 600l-1-600z">
          <text:p/>
        </draw:path>
        <draw:connector draw:style-name="gr3" draw:text-style-name="P1" draw:layer="layout" draw:type="curve" svg:x1="17.7cm" svg:y1="6cm" svg:x2="18.899cm" svg:y2="6cm" draw:start-shape="id38" draw:start-glue-point="1" draw:end-shape="id39" draw:end-glue-point="3" svg:d="M17700 6000h1199">
          <text:p/>
        </draw:connector>
        <draw:connector draw:style-name="gr3" draw:text-style-name="P1" draw:layer="layout" draw:type="line" svg:x1="3.55cm" svg:y1="6.6cm" svg:x2="3.576cm" svg:y2="7.676cm" draw:start-shape="id35" draw:start-glue-point="2" draw:end-shape="id40" draw:end-glue-point="0" svg:d="M3550 6600l26 1076">
          <text:p/>
        </draw:connector>
        <draw:frame draw:style-name="gr5" draw:text-style-name="P2" xml:id="id41" draw:id="id41" draw:layer="layout" svg:width="1.7cm" svg:height="0.9cm" svg:x="2.7cm" svg:y="3.8cm">
          <draw:text-box>
            <text:p><text:span text:style-name="T2">Head</text:span></text:p>
          </draw:text-box>
        </draw:frame>
        <draw:connector draw:style-name="gr3" draw:text-style-name="P1" draw:layer="layout" draw:type="line" svg:x1="3.55cm" svg:y1="4.7cm" svg:x2="3.55cm" svg:y2="5.4cm" draw:start-shape="id41" draw:start-glue-point="2" draw:end-shape="id35" draw:end-glue-point="0" svg:d="M3550 4700v700">
          <text:p/>
        </draw:connector>
        <draw:frame draw:style-name="gr6" draw:text-style-name="P2" xml:id="id42" draw:id="id42" draw:layer="layout" svg:width="2.1cm" svg:height="0.802cm" svg:x="13cm" svg:y="3.098cm">
          <draw:text-box>
            <text:p><text:span text:style-name="T2">Last</text:span></text:p>
          </draw:text-box>
        </draw:frame>
        <draw:connector draw:style-name="gr3" draw:text-style-name="P1" draw:layer="layout" draw:type="line" svg:x1="14.05cm" svg:y1="3.9cm" svg:x2="16.15cm" svg:y2="5.4cm" draw:start-shape="id42" draw:start-glue-point="2" draw:end-shape="id38" draw:end-glue-point="0" svg:d="M14050 3900l2100 1500">
          <text:p/>
        </draw:connector>
        <draw:frame draw:style-name="gr18" draw:text-style-name="P10" draw:layer="layout" svg:width="7.6cm" svg:height="1.675cm" svg:x="2.2cm" svg:y="1.4cm">
          <draw:text-box>
            <text:p><text:span text:style-name="T3">2) If swapped == False</text:span></text:p>
          </draw:text-box>
        </draw:frame>
        <draw:connector draw:style-name="gr3" draw:text-style-name="P11" draw:layer="layout" draw:type="line" svg:x1="14.05cm" svg:y1="3.9cm" svg:x2="11.95cm" svg:y2="5.4cm" draw:start-shape="id42" draw:start-glue-point="2" draw:end-shape="id37" draw:end-glue-point="0" svg:d="M14050 3900l-2100 1500">
          <text:p/>
        </draw:connector>
        <draw:frame draw:style-name="gr15" draw:text-style-name="P12" xml:id="id43" draw:id="id43" draw:layer="layout" svg:width="1.4cm" svg:height="0.729cm" svg:x="16.4cm" svg:y="3.1cm">
          <draw:text-box>
            <text:p><text:span text:style-name="T9">Aux</text:span></text:p>
          </draw:text-box>
        </draw:frame>
        <draw:connector draw:style-name="gr3" draw:text-style-name="P11" draw:layer="layout" draw:type="line" svg:x1="17.1cm" svg:y1="3.829cm" svg:x2="16.15cm" svg:y2="5.4cm" draw:start-shape="id43" draw:start-glue-point="2" draw:end-shape="id38" draw:end-glue-point="0" svg:d="M17100 3829l-950 1571">
          <text:p/>
        </draw:connector>
        <draw:path draw:style-name="gr4" draw:text-style-name="P1" xml:id="id44" draw:id="id44" draw:layer="layout" svg:width="0.199cm" svg:height="0.599cm" svg:x="14.3cm" svg:y="4.5cm" svg:viewBox="0 0 200 600" svg:d="M1 600l-1-600zM200 600l-1-600z">
          <text:p/>
        </draw:path>
        <draw:connector draw:style-name="gr3" draw:text-style-name="P11" draw:layer="layout" draw:type="lines" draw:line-skew="-0.325cm -0.075cm" svg:x1="13.5cm" svg:y1="6cm" svg:x2="14.3cm" svg:y2="4.8cm" draw:start-shape="id37" draw:start-glue-point="1" draw:end-shape="id44" draw:end-glue-point="3" svg:d="M13500 6000h200v-1200h600">
          <text:p/>
        </draw:connector>
        <draw:path draw:style-name="gr10" draw:text-style-name="P4" draw:layer="layout" svg:width="0.498cm" svg:height="0.56cm" svg:x="13.9cm" svg:y="5.739cm" svg:viewBox="0 0 499 561" svg:d="M477 26l-429 535zM0 0l499 557z">
          <text:p/>
        </draw:path>
        <draw:path draw:style-name="gr10" draw:text-style-name="P4" draw:layer="layout" svg:width="0.899cm" svg:height="0.999cm" svg:x="14.6cm" svg:y="4.1cm" svg:viewBox="0 0 900 1000" svg:d="M861 46l-774 954zM0 0l900 993z">
          <text:p/>
        </draw:path>
        <draw:path draw:style-name="gr10" draw:text-style-name="P4" draw:layer="layout" svg:width="2.798cm" svg:height="2.399cm" svg:x="15.101cm" svg:y="5.1cm" svg:viewBox="0 0 2799 2400" svg:d="M2676 110l-2406 2290zM0 0l2799 2384z">
          <text:p/>
        </draw:path>
        <draw:frame draw:style-name="gr19" draw:text-style-name="P9" draw:layer="layout" svg:width="0.8cm" svg:height="0.8cm" svg:x="13.6cm" svg:y="6.3cm">
          <draw:text-box>
            <text:p><text:span text:style-name="T4">3</text:span></text:p>
          </draw:text-box>
        </draw:frame>
        <draw:frame draw:style-name="gr5" draw:text-style-name="P9" draw:layer="layout" svg:width="0.8cm" svg:height="0.9cm" svg:x="16.2cm" svg:y="6.7cm">
          <draw:text-box>
            <text:p><text:span text:style-name="T4">4</text:span></text:p>
          </draw:text-box>
        </draw:frame>
        <draw:frame draw:style-name="gr19" draw:text-style-name="P9" draw:layer="layout" svg:width="0.8cm" svg:height="0.8cm" svg:x="12.7cm" svg:y="3.8cm">
          <draw:text-box>
            <text:p><text:span text:style-name="T4">2</text:span></text:p>
          </draw:text-box>
        </draw:frame>
        <draw:frame draw:style-name="gr5" draw:text-style-name="P9" draw:layer="layout" svg:width="0.8cm" svg:height="0.9cm" svg:x="15.8cm" svg:y="3.2cm">
          <draw:text-box>
            <text:p><text:span text:style-name="T4">1</text:span></text:p>
          </draw:text-box>
        </draw:frame>
        <draw:frame draw:style-name="gr20" draw:text-style-name="P13" draw:layer="layout" svg:width="11.5cm" svg:height="3.3cm" svg:x="2.4cm" svg:y="8.4cm">
          <draw:text-box>
            <text:p><text:span text:style-name="T6">1) Cre Aux pointer, pointing to Last</text:span></text:p>
            <text:p><text:span text:style-name="T10">2) Change Last</text:span></text:p>
            <text:p><text:span text:style-name="T13">3) Make new Last next pointer point to NULL</text:span></text:p>
            <text:p><text:span text:style-name="T6">4) </text:span><text:span text:style-name="T12">Return Aux and dispose it.</text:span><text:span text:style-name="T6"> </text:span></text:p>
          </draw:text-box>
        </draw:frame>
        <draw:frame draw:style-name="gr21" draw:text-style-name="P9" draw:layer="layout" svg:width="5.7cm" svg:height="1.4cm" svg:x="1.9cm" svg:y="11.1cm">
          <draw:text-box>
            <text:p><text:span text:style-name="T14">Makenull</text:span></text:p>
          </draw:text-box>
        </draw:frame>
        <draw:path draw:style-name="gr2" draw:text-style-name="P1" draw:layer="layout" svg:width="3.099cm" svg:height="1.199cm" svg:x="1.9cm" svg:y="14.7cm" svg:viewBox="0 0 3100 1200" svg:d="M0 1200v-1200h3100v1200zM2600 0v1200zM0 900h2600z">
          <text:p/>
        </draw:path>
        <draw:path draw:style-name="gr2" draw:text-style-name="P1" xml:id="id45" draw:id="id45" draw:layer="layout" svg:width="3.099cm" svg:height="1.199cm" svg:x="1.9cm" svg:y="14.7cm" svg:viewBox="0 0 3100 1200" svg:d="M0 1200v-1200h3100v1200zM2600 0v1200zM0 900h2600z">
          <text:p/>
        </draw:path>
        <draw:path draw:style-name="gr2" draw:text-style-name="P1" xml:id="id48" draw:id="id48" draw:layer="layout" svg:width="3.099cm" svg:height="1.199cm" svg:x="14.5cm" svg:y="14.7cm" svg:viewBox="0 0 3100 1200" svg:d="M0 1200v-1200h3100v1200zM2600 0v1200zM0 900h2600z">
          <text:p/>
        </draw:path>
        <draw:path draw:style-name="gr2" draw:text-style-name="P1" xml:id="id47" draw:id="id47" draw:layer="layout" svg:width="3.099cm" svg:height="1.199cm" svg:x="10.3cm" svg:y="14.7cm" svg:viewBox="0 0 3100 1200" svg:d="M0 1200v-1200h3100v1200zM2600 0v1200zM0 900h2600z">
          <text:p/>
        </draw:path>
        <draw:path draw:style-name="gr2" draw:text-style-name="P1" xml:id="id46" draw:id="id46" draw:layer="layout" svg:width="3.099cm" svg:height="1.199cm" svg:x="6.2cm" svg:y="14.7cm" svg:viewBox="0 0 3100 1200" svg:d="M0 1200v-1200h3100v1200zM2600 0v1200zM0 900h2600z">
          <text:p/>
        </draw:path>
        <draw:connector draw:style-name="gr3" draw:text-style-name="P1" draw:layer="layout" draw:type="lines" svg:x1="5cm" svg:y1="15.3cm" svg:x2="6.2cm" svg:y2="15.3cm" draw:start-shape="id45" draw:start-glue-point="1" draw:end-shape="id46" draw:end-glue-point="3" svg:d="M5000 15300h525 150 525">
          <text:p/>
        </draw:connector>
        <draw:connector draw:style-name="gr3" draw:text-style-name="P1" draw:layer="layout" draw:type="lines" svg:x1="9.3cm" svg:y1="15.3cm" svg:x2="10.3cm" svg:y2="15.3cm" draw:start-shape="id46" draw:start-glue-point="1" draw:end-shape="id47" draw:end-glue-point="3" svg:d="M9300 15300h525-50 525">
          <text:p/>
        </draw:connector>
        <draw:connector draw:style-name="gr3" draw:text-style-name="P1" draw:layer="layout" draw:type="lines" svg:x1="13.4cm" svg:y1="15.3cm" svg:x2="14.5cm" svg:y2="15.3cm" draw:start-shape="id47" draw:start-glue-point="1" draw:end-shape="id48" draw:end-glue-point="3" svg:d="M13400 15300h525 50 525">
          <text:p/>
        </draw:connector>
        <draw:connector draw:style-name="gr3" draw:text-style-name="P1" draw:layer="layout" draw:type="curve" svg:x1="7.75cm" svg:y1="15.9cm" svg:x2="3.45cm" svg:y2="15.9cm" draw:start-shape="id46" draw:start-glue-point="2" draw:end-shape="id45" draw:end-glue-point="2" svg:d="M7750 15900c0 787-4300 787-4300 0">
          <text:p/>
        </draw:connector>
        <draw:connector draw:style-name="gr3" draw:text-style-name="P1" draw:layer="layout" draw:type="curve" svg:x1="11.85cm" svg:y1="15.9cm" svg:x2="7.75cm" svg:y2="15.9cm" draw:start-shape="id47" draw:start-glue-point="2" draw:end-shape="id46" draw:end-glue-point="2" svg:d="M11850 15900c0 787-4100 787-4100 0">
          <text:p/>
        </draw:connector>
        <draw:connector draw:style-name="gr3" draw:text-style-name="P1" draw:layer="layout" draw:type="curve" svg:x1="16.05cm" svg:y1="15.9cm" svg:x2="11.85cm" svg:y2="15.9cm" draw:start-shape="id48" draw:start-glue-point="2" draw:end-shape="id47" svg:d="M16050 15900c0 787-4200 787-4200 0">
          <text:p/>
        </draw:connector>
        <draw:path draw:style-name="gr4" draw:text-style-name="P1" xml:id="id50" draw:id="id50" draw:layer="layout" svg:width="0.647cm" svg:height="0.223cm" svg:x="3.152cm" svg:y="16.976cm" svg:viewBox="0 0 648 224" svg:d="M0 0h648zM0 224h648z">
          <text:p/>
        </draw:path>
        <draw:path draw:style-name="gr4" draw:text-style-name="P1" xml:id="id49" draw:id="id49" draw:layer="layout" svg:width="0.2cm" svg:height="0.599cm" svg:x="18.799cm" svg:y="15cm" svg:viewBox="0 0 201 600" svg:d="M1 600l-1-600zM201 600l-1-600z">
          <text:p/>
        </draw:path>
        <draw:connector draw:style-name="gr3" draw:text-style-name="P1" draw:layer="layout" draw:type="curve" svg:x1="17.6cm" svg:y1="15.3cm" svg:x2="18.799cm" svg:y2="15.3cm" draw:start-shape="id48" draw:start-glue-point="1" draw:end-shape="id49" draw:end-glue-point="3" svg:d="M17600 15300h1199">
          <text:p/>
        </draw:connector>
        <draw:connector draw:style-name="gr3" draw:text-style-name="P1" draw:layer="layout" draw:type="line" svg:x1="3.45cm" svg:y1="15.9cm" svg:x2="3.476cm" svg:y2="16.976cm" draw:start-shape="id45" draw:start-glue-point="2" draw:end-shape="id50" draw:end-glue-point="0" svg:d="M3450 15900l26 1076">
          <text:p/>
        </draw:connector>
        <draw:frame draw:style-name="gr5" draw:text-style-name="P2" xml:id="id51" draw:id="id51" draw:layer="layout" svg:width="1.7cm" svg:height="0.9cm" svg:x="2.6cm" svg:y="13.1cm">
          <draw:text-box>
            <text:p><text:span text:style-name="T2">Head</text:span></text:p>
          </draw:text-box>
        </draw:frame>
        <draw:connector draw:style-name="gr3" draw:text-style-name="P1" draw:layer="layout" draw:type="line" svg:x1="3.45cm" svg:y1="14cm" svg:x2="3.45cm" svg:y2="14.7cm" draw:start-shape="id51" draw:start-glue-point="2" draw:end-shape="id45" draw:end-glue-point="0" svg:d="M3450 14000v700">
          <text:p/>
        </draw:connector>
        <draw:frame draw:style-name="gr6" draw:text-style-name="P2" xml:id="id52" draw:id="id52" draw:layer="layout" svg:width="1.5cm" svg:height="0.802cm" svg:x="15cm" svg:y="13.2cm">
          <draw:text-box>
            <text:p><text:span text:style-name="T2">Last</text:span></text:p>
          </draw:text-box>
        </draw:frame>
        <draw:connector draw:style-name="gr3" draw:text-style-name="P1" draw:layer="layout" draw:type="line" svg:x1="15.75cm" svg:y1="14.002cm" svg:x2="16.05cm" svg:y2="14.7cm" draw:start-shape="id52" draw:start-glue-point="2" draw:end-shape="id48" draw:end-glue-point="0" svg:d="M15750 14002l300 698">
          <text:p/>
        </draw:connector>
        <draw:path draw:style-name="gr10" draw:text-style-name="P4" draw:layer="layout" svg:width="3.099cm" svg:height="1.899cm" svg:x="2cm" svg:y="14.4cm" svg:viewBox="0 0 3100 1900" svg:d="M2964 87l-2665 1813zM0 0l3100 1888z">
          <text:p/>
        </draw:path>
        <draw:path draw:style-name="gr10" draw:text-style-name="P4" draw:layer="layout" svg:width="3.099cm" svg:height="1.899cm" svg:x="14.1cm" svg:y="14.4cm" svg:viewBox="0 0 3100 1900" svg:d="M2964 87l-2665 1813zM0 0l3100 1888z">
          <text:p/>
        </draw:path>
        <draw:path draw:style-name="gr10" draw:text-style-name="P4" draw:layer="layout" svg:width="3.099cm" svg:height="1.899cm" svg:x="10.4cm" svg:y="14.4cm" svg:viewBox="0 0 3100 1900" svg:d="M2964 87l-2665 1813zM0 0l3100 1888z">
          <text:p/>
        </draw:path>
        <draw:path draw:style-name="gr10" draw:text-style-name="P4" draw:layer="layout" svg:width="3.099cm" svg:height="1.899cm" svg:x="5.7cm" svg:y="14.2cm" svg:viewBox="0 0 3100 1900" svg:d="M2964 87l-2665 1813zM0 0l3100 1888z">
          <text:p/>
        </draw:path>
        <draw:path draw:style-name="gr4" draw:text-style-name="P1" xml:id="id53" draw:id="id53" draw:layer="layout" svg:width="0.2cm" svg:height="0.599cm" svg:x="4.899cm" svg:y="13.2cm" svg:viewBox="0 0 201 600" svg:d="M1 600l-1-600zM201 600l-1-600z">
          <text:p/>
        </draw:path>
        <draw:path draw:style-name="gr4" draw:text-style-name="P1" xml:id="id54" draw:id="id54" draw:layer="layout" svg:width="0.2cm" svg:height="0.599cm" svg:x="17.4cm" svg:y="13.3cm" svg:viewBox="0 0 201 600" svg:d="M1 600l-1-600zM201 600l-1-600z">
          <text:p/>
        </draw:path>
        <draw:connector draw:style-name="gr3" draw:text-style-name="P14" draw:layer="layout" draw:type="line" svg:x1="4.3cm" svg:y1="13.55cm" svg:x2="4.899cm" svg:y2="13.5cm" draw:start-shape="id51" draw:start-glue-point="1" draw:end-shape="id53" draw:end-glue-point="3" svg:d="M4300 13550l599-50">
          <text:p/>
        </draw:connector>
        <draw:connector draw:style-name="gr3" draw:text-style-name="P14" draw:layer="layout" draw:type="line" svg:x1="16.5cm" svg:y1="13.601cm" svg:x2="17.4cm" svg:y2="13.6cm" draw:start-shape="id52" draw:start-glue-point="1" draw:end-shape="id54" draw:end-glue-point="3" svg:d="M16500 13601l900-1">
          <text:p/>
        </draw:connector>
        <draw:frame draw:style-name="gr9" draw:text-style-name="P9" draw:layer="layout" svg:width="3.3cm" svg:height="0.725cm" svg:x="8.1cm" svg:y="13.1cm">
          <draw:text-box>
            <text:p><text:span text:style-name="T4">1</text:span></text:p>
          </draw:text-box>
        </draw:frame>
        <draw:frame draw:style-name="gr22" draw:text-style-name="P13" draw:layer="layout" svg:width="8.6cm" svg:height="1.361cm" svg:x="2cm" svg:y="18.8cm">
          <draw:text-box>
            <text:p><text:span text:style-name="T15">1) Perform extract until Empty()</text:span></text:p>
          </draw:text-box>
        </draw:frame>
        <draw:frame draw:style-name="gr18" draw:text-style-name="P9" draw:layer="layout" svg:width="5.6cm" svg:height="1.675cm" svg:x="1.5cm" svg:y="20.1cm">
          <draw:text-box>
            <text:p><text:span text:style-name="T3">Empty</text:span></text:p>
            <text:p/>
          </draw:text-box>
        </draw:frame>
        <draw:frame draw:style-name="gr23" draw:text-style-name="P13" xml:id="id55" draw:id="id55" draw:layer="layout" svg:width="6.8cm" svg:height="0.806cm" svg:x="2cm" svg:y="23.1cm">
          <draw:text-box>
            <text:p><text:span text:style-name="T6">Head and Last == <text:s/>NULL?</text:span></text:p>
          </draw:text-box>
        </draw:frame>
        <draw:frame draw:style-name="gr23" draw:text-style-name="P13" xml:id="id56" draw:id="id56" draw:layer="layout" svg:width="2.4cm" svg:height="0.806cm" svg:x="9.8cm" svg:y="21.5cm">
          <draw:text-box>
            <text:p><text:span text:style-name="T7">Yes</text:span></text:p>
          </draw:text-box>
        </draw:frame>
        <draw:frame draw:style-name="gr23" draw:text-style-name="P13" xml:id="id57" draw:id="id57" draw:layer="layout" svg:width="1.2cm" svg:height="0.806cm" svg:x="9.8cm" svg:y="24.1cm">
          <draw:text-box>
            <text:p><text:span text:style-name="T7">No</text:span></text:p>
          </draw:text-box>
        </draw:frame>
        <draw:connector draw:style-name="gr3" draw:text-style-name="P14" draw:layer="layout" draw:type="lines" svg:x1="8.8cm" svg:y1="23.503cm" svg:x2="9.8cm" svg:y2="21.903cm" draw:start-shape="id55" draw:start-glue-point="1" draw:end-shape="id56" draw:end-glue-point="3" svg:d="M8800 23503h500v-1600h500">
          <text:p/>
        </draw:connector>
        <draw:connector draw:style-name="gr3" draw:text-style-name="P14" draw:layer="layout" draw:type="lines" svg:x1="8.8cm" svg:y1="23.503cm" svg:x2="9.8cm" svg:y2="24.503cm" draw:start-shape="id55" draw:start-glue-point="1" draw:end-shape="id57" draw:end-glue-point="3" svg:d="M8800 23503h500v1000h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Juan Lora</meta:initial-creator>
    <meta:creation-date>2015-11-17T10:32:56.29</meta:creation-date>
    <dc:date>2015-11-24T11:10:53.96</dc:date>
    <dc:creator>Adrian Juan Lora</dc:creator>
    <meta:editing-duration>PT1H49M9S</meta:editing-duration>
    <meta:editing-cycles>9</meta:editing-cycles>
    <meta:generator>OpenOffice/4.1.1$Win32 OpenOffice.org_project/411m6$Build-9775</meta:generator>
    <meta:document-statistic meta:object-count="181"/>
  </office:meta>
</office:document-meta>
</file>